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712cm"/>
    </style:style>
    <style:style style:name="gr2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 style:list-style-name="L1">
      <style:graphic-properties draw:fill-color="#7da7d8" draw:opacity="80%" draw:textarea-horizontal-align="justify" draw:textarea-vertical-align="middle" draw:auto-grow-height="false" fo:min-height="2.95cm" fo:min-width="3.9cm"/>
    </style:style>
    <style:style style:name="gr6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2.522cm" fo:min-width="16.872cm" fo:padding-top="0.139cm" fo:padding-bottom="0.139cm" fo:padding-left="0.264cm" fo:padding-right="0.2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draw:fill="none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4.722cm" fo:min-width="8.072cm" fo:padding-top="0.139cm" fo:padding-bottom="0.139cm" fo:padding-left="0.264cm" fo:padding-right="0.264cm"/>
    </style:style>
    <style:style style:name="gr14" style:family="graphic" style:parent-style-name="standard">
      <style:graphic-properties svg:stroke-color="#579835" draw:fill-color="#579835" draw:textarea-horizontal-align="justify" draw:textarea-vertical-align="middle" draw:auto-grow-height="false" fo:min-height="2.004cm" fo:min-width="0.301cm"/>
    </style:style>
    <style:style style:name="gr15" style:family="graphic" style:parent-style-name="standard">
      <style:graphic-properties svg:stroke-color="#729fcf" draw:fill-color="#729fcf" draw:textarea-horizontal-align="justify" draw:textarea-vertical-align="middle" draw:auto-grow-height="false" fo:min-height="2.004cm" fo:min-width="0.301cm"/>
    </style:style>
    <style:style style:name="gr16" style:family="graphic" style:parent-style-name="standard">
      <style:graphic-properties svg:stroke-color="#f04e4d" draw:fill-color="#f04e4d" draw:textarea-horizontal-align="justify" draw:textarea-vertical-align="middle" draw:auto-grow-height="false" fo:min-height="2.004cm" fo:min-width="0.301cm"/>
    </style:style>
    <style:style style:name="gr17" style:family="graphic" style:parent-style-name="standard">
      <style:graphic-properties draw:stroke="none" draw:fill="none" fo:min-height="1.882cm"/>
    </style:style>
    <style:style style:name="gr18" style:family="graphic" style:parent-style-name="standard">
      <style:graphic-properties draw:fill-color="#7477b8" draw:textarea-horizontal-align="justify" draw:textarea-vertical-align="middle" draw:auto-grow-height="false" fo:min-height="2.004cm" fo:min-width="0.301cm"/>
    </style:style>
    <style:style style:name="gr19" style:family="graphic" style:parent-style-name="standard">
      <style:graphic-properties draw:stroke="none" draw:fill="none" fo:min-height="1.971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standard">
      <style:graphic-properties svg:stroke-color="#000000" draw:fill-color="#f04e4d" draw:textarea-horizontal-align="justify" draw:textarea-vertical-align="middle" draw:auto-grow-height="false" fo:min-height="0.319cm" fo:min-width="0.066cm"/>
    </style:style>
    <style:style style:name="gr22" style:family="graphic" style:parent-style-name="standard">
      <style:graphic-properties svg:stroke-color="#000000" draw:fill-color="#579835" draw:textarea-horizontal-align="justify" draw:textarea-vertical-align="middle" draw:auto-grow-height="false" fo:min-height="0.319cm" fo:min-width="0.066cm"/>
    </style:style>
    <style:style style:name="gr23" style:family="graphic" style:parent-style-name="standard">
      <style:graphic-properties svg:stroke-color="#000000" draw:fill-color="#7477b8" draw:textarea-horizontal-align="justify" draw:textarea-vertical-align="middle" draw:auto-grow-height="false" fo:min-height="0.319cm" fo:min-width="0.066cm"/>
    </style:style>
    <style:style style:name="gr24" style:family="graphic" style:parent-style-name="standard">
      <style:graphic-properties svg:stroke-color="#000000" draw:fill-color="#5e8ac7" draw:textarea-horizontal-align="justify" draw:textarea-vertical-align="middle" draw:auto-grow-height="false" fo:min-height="0.319cm" fo:min-width="0.066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5cm"/>
    </style:style>
    <style:style style:name="gr26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3.112cm" fo:min-width="12.5cm" fo:padding-top="0.139cm" fo:padding-bottom="0.139cm" fo:padding-left="0.264cm" fo:padding-right="0.264cm"/>
    </style:style>
    <style:style style:name="gr27" style:family="graphic" style:parent-style-name="standard">
      <style:graphic-properties svg:stroke-color="#000000" draw:opacity="0%" draw:textarea-horizontal-align="justify" draw:textarea-vertical-align="middle" draw:auto-grow-height="false" fo:min-height="2.553cm" fo:min-width="2.1cm"/>
    </style:style>
    <style:style style:name="gr28" style:family="graphic" style:parent-style-name="standard">
      <style:graphic-properties svg:stroke-color="#000000" draw:opacity="0%" draw:textarea-horizontal-align="justify" draw:textarea-vertical-align="middle" draw:auto-grow-height="false" fo:min-height="2.588cm" fo:min-width="2.1cm"/>
    </style:style>
    <style:style style:name="gr29" style:family="graphic" style:parent-style-name="standard">
      <style:graphic-properties svg:stroke-color="#000000" draw:opacity="0%" draw:textarea-horizontal-align="justify" draw:textarea-vertical-align="middle" draw:auto-grow-height="false" fo:min-height="2.194cm" fo:min-width="2.1cm"/>
    </style:style>
    <style:style style:name="gr30" style:family="graphic" style:parent-style-name="standard">
      <style:graphic-properties svg:stroke-color="#000000" draw:opacity="0%" draw:textarea-horizontal-align="justify" draw:textarea-vertical-align="middle" draw:auto-grow-height="false" fo:min-height="1.391cm" fo:min-width="2.1cm"/>
    </style:style>
    <style:style style:name="gr31" style:family="graphic" style:parent-style-name="standard" style:list-style-name="L1">
      <style:graphic-properties draw:fill-color="#7da7d8" draw:opacity="80%" draw:textarea-horizontal-align="justify" draw:textarea-vertical-align="middle" draw:auto-grow-height="false" fo:min-height="2.95cm" fo:min-width="2.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7da7d8" draw:opacity="80%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ce181e" fo:font-size="16pt" fo:font-style="italic" style:font-size-asian="16pt" style:font-style-asian="italic" style:font-size-complex="16pt" style:font-style-complex="italic"/>
    </style:style>
    <style:style style:name="P12" style:family="paragraph">
      <loext:graphic-properties draw:fill-color="#579835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04e4d"/>
      <style:paragraph-properties fo:text-align="center"/>
    </style:style>
    <style:style style:name="P15" style:family="paragraph">
      <loext:graphic-properties draw:fill="none"/>
      <style:text-properties fo:color="#579835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729fcf" fo:font-size="16pt" fo:font-style="italic" style:font-size-asian="16pt" style:font-style-asian="italic" style:font-size-complex="16pt" style:font-style-complex="italic"/>
    </style:style>
    <style:style style:name="P17" style:family="paragraph">
      <loext:graphic-properties draw:fill-color="#7477b8"/>
      <style:paragraph-properties fo:text-align="center"/>
    </style:style>
    <style:style style:name="P18" style:family="paragraph">
      <loext:graphic-properties draw:fill="none" draw:fill-color="#ffffff"/>
      <style:text-properties fo:color="#7477b8"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="none"/>
      <style:text-properties fo:color="#f04e4d"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/>
      <style:text-properties fo:color="#5e8ac7"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/>
      <style:text-properties fo:color="#62a73b" fo:font-size="10pt" fo:font-style="italic" style:font-size-asian="10pt" style:font-style-asian="italic" style:font-size-complex="10pt" style:font-style-complex="italic"/>
    </style:style>
    <style:style style:name="P22" style:family="paragraph">
      <style:paragraph-properties fo:text-align="center"/>
    </style:style>
    <style:style style:name="P23" style:family="paragraph">
      <loext:graphic-properties draw:fill-color="#f04e4d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579835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7477b8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5e8ac7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color="#ce181e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579835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729fcf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7477b8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f04e4d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5e8ac7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62a73b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fo:color="#62a73b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AR PL SungtiL GB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1" draw:id="id1" draw:layer="layout" svg:width="4.4cm" svg:height="0.962cm" svg:x="1.6cm" svg:y="1.238cm">
          <draw:text-box>
            <text:p>EU</text:p>
          </draw:text-box>
        </draw:frame>
        <draw:frame draw:style-name="gr1" draw:text-style-name="P1" xml:id="id3" draw:id="id3" draw:layer="layout" svg:width="4.4cm" svg:height="0.962cm" svg:x="6.8cm" svg:y="1.2cm">
          <draw:text-box>
            <text:p>NOA</text:p>
          </draw:text-box>
        </draw:frame>
        <draw:frame draw:style-name="gr1" draw:text-style-name="P1" draw:layer="layout" svg:width="4.4cm" svg:height="0.962cm" svg:x="11.4cm" svg:y="1.238cm">
          <draw:text-box>
            <text:p>AUS</text:p>
          </draw:text-box>
        </draw:frame>
        <draw:frame draw:style-name="gr1" draw:text-style-name="P1" draw:layer="layout" svg:width="4.4cm" svg:height="0.962cm" svg:x="15.4cm" svg:y="1.238cm">
          <draw:text-box>
            <text:p>NZ</text:p>
          </draw:text-box>
        </draw:frame>
        <draw:connector draw:style-name="gr2" draw:text-style-name="P2" draw:layer="layout" svg:x1="1.6cm" svg:y1="1.719cm" svg:x2="1.4cm" svg:y2="2.419cm" draw:start-shape="id1" draw:start-glue-point="3" draw:end-shape="id2" draw:end-glue-point="3" svg:d="M1600 1719h-700v700h500" svg:viewBox="0 0 701 701">
          <text:p/>
        </draw:connector>
        <draw:frame draw:style-name="gr3" draw:text-style-name="P3" xml:id="id2" draw:id="id2" draw:layer="layout" svg:width="6.2cm" svg:height="0.762cm" svg:x="1.4cm" svg:y="2.038cm">
          <draw:text-box>
            <text:p><text:span text:style-name="T1">Freshwaterecology</text:span></text:p>
          </draw:text-box>
        </draw:frame>
        <draw:frame draw:style-name="gr3" draw:text-style-name="P3" draw:layer="layout" svg:width="6.2cm" svg:height="0.762cm" svg:x="1.4cm" svg:y="2.66cm">
          <draw:text-box>
            <text:p><text:span text:style-name="T1">Tachet</text:span></text:p>
          </draw:text-box>
        </draw:frame>
        <draw:connector draw:style-name="gr2" draw:text-style-name="P2" draw:layer="layout" svg:x1="6.8cm" svg:y1="1.681cm" svg:x2="7cm" svg:y2="2.381cm" draw:start-shape="id3" draw:start-glue-point="3" draw:end-shape="id4" draw:end-glue-point="3" svg:d="M6800 1681h-500v700h700" svg:viewBox="0 0 701 701">
          <text:p/>
        </draw:connector>
        <draw:frame draw:style-name="gr3" draw:text-style-name="P3" xml:id="id4" draw:id="id4" draw:layer="layout" svg:width="6.2cm" svg:height="0.762cm" svg:x="7cm" svg:y="2cm">
          <draw:text-box>
            <text:p><text:span text:style-name="T1">Laura Twardochleb</text:span></text:p>
          </draw:text-box>
        </draw:frame>
        <draw:frame draw:style-name="gr3" draw:text-style-name="P3" draw:layer="layout" svg:width="6.2cm" svg:height="0.762cm" svg:x="7cm" svg:y="2.638cm">
          <draw:text-box>
            <text:p><text:span text:style-name="T1">Vieira et al.</text:span></text:p>
          </draw:text-box>
        </draw:frame>
        <draw:frame draw:style-name="gr4" draw:text-style-name="P4" draw:layer="layout" svg:width="3.8cm" svg:height="0.962cm" svg:x="7.4cm" svg:y="0.038cm">
          <draw:text-box>
            <text:p><text:span text:style-name="T2">Databases</text:span></text:p>
          </draw:text-box>
        </draw:frame>
        <draw:frame draw:style-name="gr4" draw:text-style-name="P1" draw:layer="layout" svg:width="6cm" svg:height="0.962cm" svg:x="21cm" svg:y="0.038cm">
          <draw:text-box>
            <text:p>Grouping Features</text:p>
          </draw:text-box>
        </draw:frame>
        <draw:custom-shape draw:style-name="gr5" draw:text-style-name="P7" draw:layer="layout" svg:width="4.4cm" svg:height="3.2cm" svg:x="21.8cm" svg:y="1.2cm">
          <text:p text:style-name="P5"><text:span text:style-name="T3">Locomotion</text:span></text:p>
          <text:p text:style-name="P5"><text:span text:style-name="T3">Feeding Mode <text:s/></text:span></text:p>
          <text:p text:style-name="P5"><text:span text:style-name="T3">Respiration</text:span></text:p>
          <text:p text:style-name="P5"><text:span text:style-name="T3">Voltinism </text:span></text:p>
          <text:p text:style-name="P5"><text:span text:style-name="T3">Size <text:s/></text:span></text:p>
          <text:p text:style-name="P6"><text:span text:style-name="T3">Body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17.4cm" svg:height="2.8cm" svg:x="0.2cm" svg:y="1.23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4cm" svg:y1="2.8cm" svg:x2="20.6cm" svg:y2="2.8cm">
          <text:p/>
        </draw:line>
        <draw:frame draw:style-name="gr4" draw:text-style-name="P4" draw:layer="layout" svg:width="6cm" svg:height="0.962cm" svg:x="6.2cm" svg:y="5.438cm">
          <draw:text-box>
            <text:p><text:span text:style-name="T2">Data processing</text:span></text:p>
          </draw:text-box>
        </draw:frame>
        <draw:connector draw:style-name="gr7" draw:text-style-name="P2" draw:layer="layout" draw:type="line" svg:x1="8.9cm" svg:y1="4.038cm" svg:x2="8.913cm" svg:y2="5.41cm" draw:start-shape="id5" draw:start-glue-point="2" svg:d="M8900 4038l13 1372" svg:viewBox="0 0 14 1373">
          <text:p/>
        </draw:connector>
        <draw:frame draw:style-name="gr8" draw:text-style-name="P3" draw:layer="layout" svg:width="4.8cm" svg:height="4.043cm" svg:x="17.4cm" svg:y="9.357cm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7" draw:text-style-name="P2" draw:layer="layout" draw:type="line" svg:x1="8.774cm" svg:y1="7.2cm" svg:x2="8.787cm" svg:y2="8.572cm" svg:d="M8774 7200l13 1372" svg:viewBox="0 0 14 1373">
          <text:p/>
        </draw:connector>
        <draw:frame draw:style-name="gr9" draw:text-style-name="P4" draw:layer="layout" svg:width="6cm" svg:height="1.673cm" svg:x="6cm" svg:y="8.927cm">
          <draw:text-box>
            <text:p><text:span text:style-name="T2">Trait Harmonization</text:span></text:p>
            <text:p><text:span text:style-name="T2">Normalization </text:span></text:p>
          </draw:text-box>
        </draw:frame>
        <draw:frame draw:style-name="gr10" draw:text-style-name="P9" draw:layer="layout" svg:width="10.2cm" svg:height="2.147cm" svg:x="17cm" svg:y="7cm">
          <draw:text-box>
            <text:p><text:span text:style-name="T1">Normalization </text:span></text:p>
            <text:p><text:span text:style-name="T1">Conversion of traits into percentages: Dividing for a given grouping feature each value for a trait by the sum of all traits</text:span></text:p>
          </draw:text-box>
        </draw:frame>
        <draw:connector draw:style-name="gr7" draw:text-style-name="P2" draw:layer="layout" draw:type="line" svg:x1="8.753cm" svg:y1="10.428cm" svg:x2="8.766cm" svg:y2="11.8cm" svg:d="M8753 10428l13 1372" svg:viewBox="0 0 14 1373">
          <text:p/>
        </draw:connector>
        <draw:frame draw:style-name="gr11" draw:text-style-name="P4" draw:layer="layout" svg:width="7cm" svg:height="2.384cm" svg:x="5.8cm" svg:y="12.016cm">
          <draw:text-box>
            <text:p><text:span text:style-name="T2">Twardochleb data complemented by Viera data </text:span></text:p>
          </draw:text-box>
        </draw:frame>
        <draw:frame draw:style-name="gr4" draw:text-style-name="P1" draw:layer="layout" svg:width="6cm" svg:height="0.962cm" svg:x="21cm" svg:y="0.038cm">
          <draw:text-box>
            <text:p>Grouping Features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3" draw:text-style-name="P8" draw:layer="layout" svg:width="8.6cm" svg:height="15cm" svg:x="0.6cm" svg:y="0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cm" svg:height="0.962cm" svg:x="0.6cm" svg:y="1.038cm">
          <draw:text-box>
            <text:p>EU</text:p>
          </draw:text-box>
        </draw:frame>
        <draw:frame draw:style-name="gr3" draw:text-style-name="P3" draw:layer="layout" svg:width="6.2cm" svg:height="0.762cm" svg:x="2.2cm" svg:y="0.8cm">
          <draw:text-box>
            <text:p><text:span text:style-name="T1">Freshwaterecology</text:span></text:p>
          </draw:text-box>
        </draw:frame>
        <draw:frame draw:style-name="gr3" draw:text-style-name="P3" draw:layer="layout" svg:width="6.2cm" svg:height="0.762cm" svg:x="2.4cm" svg:y="1.8cm">
          <draw:text-box>
            <text:p><text:span text:style-name="T1">Tachet</text:span></text:p>
          </draw:text-box>
        </draw:frame>
        <draw:frame draw:style-name="gr1" draw:text-style-name="P1" draw:layer="layout" svg:width="4.4cm" svg:height="0.962cm" svg:x="0.4cm" svg:y="5.2cm">
          <draw:text-box>
            <text:p>NOA</text:p>
          </draw:text-box>
        </draw:frame>
        <draw:frame draw:style-name="gr3" draw:text-style-name="P3" draw:layer="layout" svg:width="6.2cm" svg:height="0.762cm" svg:x="2.2cm" svg:y="4.838cm">
          <draw:text-box>
            <text:p><text:span text:style-name="T1">Laura Twardochleb</text:span></text:p>
          </draw:text-box>
        </draw:frame>
        <draw:frame draw:style-name="gr3" draw:text-style-name="P3" draw:layer="layout" svg:width="6.2cm" svg:height="0.762cm" svg:x="2.2cm" svg:y="5.638cm">
          <draw:text-box>
            <text:p><text:span text:style-name="T1">Vieira et al.</text:span></text:p>
          </draw:text-box>
        </draw:frame>
        <draw:frame draw:style-name="gr1" draw:text-style-name="P1" draw:layer="layout" svg:width="4.4cm" svg:height="0.962cm" svg:x="2.8cm" svg:y="9.838cm">
          <draw:text-box>
            <text:p>AUS</text:p>
          </draw:text-box>
        </draw:frame>
        <draw:frame draw:style-name="gr1" draw:text-style-name="P1" draw:layer="layout" svg:width="4.4cm" svg:height="0.962cm" svg:x="3cm" svg:y="13.4cm">
          <draw:text-box>
            <text:p>NZ</text:p>
          </draw:text-box>
        </draw:frame>
        <draw:frame draw:style-name="gr4" draw:text-style-name="P11" draw:layer="layout" svg:width="5cm" svg:height="0.962cm" svg:x="9.8cm" svg:y="2.4cm">
          <draw:text-box>
            <text:p><text:span text:style-name="T4">Data processing</text:span></text:p>
          </draw:text-box>
        </draw:frame>
        <draw:frame draw:style-name="gr4" draw:text-style-name="P1" draw:layer="layout" svg:width="5.8cm" svg:height="0.962cm" svg:x="9.6cm" svg:y="0.6cm">
          <draw:text-box>
            <text:p>Steps</text:p>
          </draw:text-box>
        </draw:frame>
        <draw:frame draw:style-name="gr4" draw:text-style-name="P1" draw:layer="layout" svg:width="5.8cm" svg:height="0.962cm" svg:x="16.2cm" svg:y="0.6cm">
          <draw:text-box>
            <text:p>Tasks</text:p>
          </draw:text-box>
        </draw:frame>
        <draw:custom-shape draw:style-name="gr14" draw:text-style-name="P12" draw:layer="layout" svg:width="0.8cm" svg:height="2.838cm" svg:x="14.6cm" svg:y="4.562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" draw:text-style-name="P13" draw:layer="layout" svg:width="0.8cm" svg:height="2.838cm" svg:x="14.6cm" svg:y="7.6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" draw:text-style-name="P14" draw:layer="layout" svg:width="0.8cm" svg:height="2.838cm" svg:x="14.6cm" svg:y="1.562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15" draw:layer="layout" svg:width="5cm" svg:height="2.132cm" svg:x="9.8cm" svg:y="4.668cm">
          <draw:text-box>
            <text:p><text:span text:style-name="T5">Trait Harmonization &amp;</text:span></text:p>
            <text:p><text:span text:style-name="T5">Normalization</text:span></text:p>
          </draw:text-box>
        </draw:frame>
        <draw:frame draw:style-name="gr11" draw:text-style-name="P16" draw:layer="layout" svg:width="5.8cm" svg:height="2.384cm" svg:x="9.6cm" svg:y="8.4cm">
          <draw:text-box>
            <text:p><text:span text:style-name="T6">Data merging</text:span></text:p>
          </draw:text-box>
        </draw:frame>
        <draw:custom-shape draw:style-name="gr18" draw:text-style-name="P17" draw:layer="layout" svg:width="0.8cm" svg:height="2.838cm" svg:x="14.6cm" svg:y="10.6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8" draw:layer="layout" svg:width="5.8cm" svg:height="2.384cm" svg:x="9.4cm" svg:y="11.2cm">
          <draw:text-box>
            <text:p><text:span text:style-name="T7">Trait aggregation</text:span></text:p>
          </draw:text-box>
        </draw:frame>
        <draw:frame draw:style-name="gr19" draw:text-style-name="P19" draw:layer="layout" svg:width="7.44cm" svg:height="2.221cm" svg:x="15.4cm" svg:y="1.648cm">
          <draw:text-box>
            <text:p><text:span text:style-name="T8">1) Taxonomical adjustments</text:span></text:p>
            <text:p><text:span text:style-name="T8">2) Condense duplicate entries</text:span></text:p>
            <text:p><text:span text:style-name="T8">3) Dummy coding of categorical traits</text:span></text:p>
            <text:p><text:span text:style-name="T8">4) Continuous traits into binary traits</text:span></text:p>
            <text:p><text:span text:style-name="T8">5) Range normalization [0-1]</text:span></text:p>
          </draw:text-box>
        </draw:frame>
        <draw:frame draw:style-name="gr20" draw:text-style-name="P20" draw:layer="layout" svg:width="7.44cm" svg:height="1.674cm" svg:x="15.4cm" svg:y="8cm">
          <draw:text-box>
            <text:p><text:span text:style-name="T9">1) Complement trait data if several databases per region exist</text:span></text:p>
          </draw:text-box>
        </draw:frame>
        <draw:frame draw:style-name="gr20" draw:text-style-name="P21" draw:layer="layout" svg:width="7.44cm" svg:height="1.674cm" svg:x="15.56cm" svg:y="5cm">
          <draw:text-box>
            <text:p><text:span text:style-name="T10">1) Harmonization of traits</text:span></text:p>
            <text:p><text:span text:style-name="T11">2) Adding newly classified </text:span><text:span text:style-name="T10">traits</text:span></text:p>
            <text:p><text:span text:style-name="T10">3) Traits converted into percentages</text:span></text:p>
          </draw:text-box>
        </draw:frame>
        <draw:frame draw:style-name="gr19" draw:text-style-name="P20" draw:layer="layout" svg:width="7.44cm" svg:height="2.221cm" svg:x="15.4cm" svg:y="10.784cm">
          <draw:text-box>
            <text:p><text:span text:style-name="T9">1) Direct aggregation to family-level</text:span></text:p>
            <text:p><text:span text:style-name="T9">2) Complex aggregation method: stepwise aggregating over genus-level</text:span></text:p>
            <text:p><text:span text:style-name="T9">3) Comparison with at family-level assigned </text:span></text:p>
            <text:p><text:span text:style-name="T9">traits</text:span></text:p>
          </draw:text-box>
        </draw:frame>
        <draw:custom-shape draw:style-name="gr21" draw:text-style-name="P23" draw:layer="layout" svg:width="0.8cm" svg:height="0.803cm" svg:x="7.4cm" svg:y="0.597cm">
          <text:p text:style-name="P22"><text:span text:style-name="T1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6.601cm" svg:y="1.4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7.401cm" svg:y="0.597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.8cm" svg:y="3.4cm">
          <text:p text:style-name="P22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8.202cm" svg:y="1.4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6" draw:layer="layout" svg:width="0.8cm" svg:height="0.803cm" svg:x="7.4cm" svg:y="2.4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cm" svg:y="3.4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4.6cm" svg:y="1.797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4.655cm" svg:y="5.8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7.4cm" svg:y="4.6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8.2cm" svg:y="4.6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8.2cm" svg:y="5.403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6" draw:layer="layout" svg:width="0.8cm" svg:height="0.803cm" svg:x="7.4cm" svg:y="6.435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6.6cm" svg:y="7.397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.4cm" svg:y="7.4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8.2cm" svg:y="7.4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6.6cm" svg:y="8.797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7.4cm" svg:y="8.797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8.2cm" svg:y="8.797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7.4cm" svg:y="9.597cm">
          <text:p text:style-name="P2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8.2cm" svg:y="9.6cm">
          <text:p text:style-name="P22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7.4cm" svg:y="5.403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6.6cm" svg:y="5.403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7.4cm" svg:y="10.403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8.2cm" svg:y="10.403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7.4cm" svg:y="1.4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6.6cm" svg:y="11.397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.4cm" svg:y="11.397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8.2cm" svg:y="11.4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8cm" svg:height="0.803cm" svg:x="7.2cm" svg:y="12.6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7.2cm" svg:y="13.403cm">
          <text:p text:style-name="P22"><text:span text:style-name="T1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0.8cm" svg:height="0.803cm" svg:x="8cm" svg:y="13.4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cm" svg:y="14.397cm">
          <text:p text:style-name="P2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0.8cm" svg:height="0.803cm" svg:x="7.8cm" svg:y="14.4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4cm" svg:height="1cm" svg:x="2.2cm" svg:y="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4cm" svg:height="1cm" svg:x="2.2cm" svg:y="1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3cm" svg:height="13.362cm" svg:x="9.4cm" svg:y="0.4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6cm" svg:height="2.803cm" svg:x="6.6cm" svg:y="0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6cm" svg:height="2.838cm" svg:x="6.6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4cm" svg:height="1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4cm" svg:height="1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6cm" svg:height="2.444cm" svg:x="6.6cm" svg:y="8.7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6cm" svg:height="1.641cm" svg:x="6.6cm" svg:y="12.5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cm" svg:height="3.2cm" svg:x="23.2cm" svg:y="2cm">
          <text:p text:style-name="P5"><text:span text:style-name="T3">Locomotion</text:span></text:p>
          <text:p text:style-name="P5"><text:span text:style-name="T3">Feeding Mode <text:s/></text:span></text:p>
          <text:p text:style-name="P5"><text:span text:style-name="T3">Respiration</text:span></text:p>
          <text:p text:style-name="P5"><text:span text:style-name="T3">Voltinism </text:span></text:p>
          <text:p text:style-name="P5"><text:span text:style-name="T3">Size <text:s/></text:span></text:p>
          <text:p text:style-name="P6"><text:span text:style-name="T3">Body form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cm" svg:height="0.962cm" svg:x="22.4cm" svg:y="0.6cm">
          <draw:text-box>
            <text:p>Grouping Features</text:p>
          </draw:text-box>
        </draw:frame>
        <draw:custom-shape draw:style-name="gr21" draw:text-style-name="P23" draw:layer="layout" svg:width="0.8cm" svg:height="0.803cm" svg:x="8.015cm" svg:y="12.577cm">
          <text:p text:style-name="P2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20-01-29T10:40:05.137538366</meta:creation-date>
    <dc:date>2020-02-19T17:20:07.776614969</dc:date>
    <dc:creator>Stefan </dc:creator>
    <meta:editing-duration>PT4H37M44S</meta:editing-duration>
    <meta:editing-cycles>8</meta:editing-cycles>
    <meta:generator>LibreOffice/6.0.7.3$Linux_X86_64 LibreOffice_project/00m0$Build-3</meta:generator>
    <meta:document-statistic meta:object-count="118"/>
  </office:meta>
</office:document-meta>
</file>